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fc3a2"/>
    </style:style>
    <style:style style:name="P2" style:family="paragraph" style:parent-style-name="Text_20_body">
      <style:paragraph-properties fo:text-align="justify" style:justify-single-word="false"/>
      <style:text-properties officeooo:paragraph-rsid="001fc3a2"/>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Text_20_body">
      <style:paragraph-properties fo:text-align="justify" style:justify-single-word="false"/>
      <style:text-properties fo:font-weight="bold" officeooo:rsid="0023ffc7" officeooo:paragraph-rsid="0023ffc7" style:font-weight-asian="bold" style:font-weight-complex="bold"/>
    </style:style>
    <style:style style:name="P7" style:family="paragraph" style:parent-style-name="Standard">
      <style:paragraph-properties fo:text-align="justify" style:justify-single-word="false"/>
      <style:text-properties fo:font-weight="bold" officeooo:rsid="0027fadb" style:font-weight-asian="bold" style:font-weight-complex="bold"/>
    </style:style>
    <style:style style:name="P8" style:family="paragraph" style:parent-style-name="Standard">
      <style:paragraph-properties fo:text-align="justify" style:justify-single-word="false"/>
      <style:text-properties fo:font-weight="bold" officeooo:rsid="002b60aa" officeooo:paragraph-rsid="002b60aa" style:font-weight-asian="bold" style:font-weight-complex="bold"/>
    </style:style>
    <style:style style:name="P9" style:family="paragraph" style:parent-style-name="Standard">
      <style:paragraph-properties fo:text-align="justify" style:justify-single-word="false"/>
      <style:text-properties fo:font-weight="bold" officeooo:rsid="002d4204" officeooo:paragraph-rsid="002d4204" style:font-weight-asian="bold" style:font-weight-complex="bold"/>
    </style:style>
    <style:style style:name="P10" style:family="paragraph" style:parent-style-name="Text_20_body">
      <style:paragraph-properties fo:text-align="justify" style:justify-single-word="false"/>
      <style:text-properties fo:font-weight="bold" officeooo:rsid="00254e0e" officeooo:paragraph-rsid="00254e0e" style:font-weight-asian="bold" style:font-weight-complex="bold"/>
    </style:style>
    <style:style style:name="P11" style:family="paragraph" style:parent-style-name="Text_20_body">
      <style:paragraph-properties fo:text-align="justify" style:justify-single-word="false"/>
      <style:text-properties officeooo:rsid="00207dfd" officeooo:paragraph-rsid="00207dfd"/>
    </style:style>
    <style:style style:name="P12" style:family="paragraph" style:parent-style-name="Text_20_body">
      <style:paragraph-properties fo:text-align="justify" style:justify-single-word="false"/>
      <style:text-properties officeooo:rsid="00225aef" officeooo:paragraph-rsid="00225aef"/>
    </style:style>
    <style:style style:name="P13" style:family="paragraph" style:parent-style-name="Text_20_body">
      <style:paragraph-properties fo:text-align="justify" style:justify-single-word="false"/>
      <style:text-properties officeooo:rsid="001fc3a2" officeooo:paragraph-rsid="001fc3a2"/>
    </style:style>
    <style:style style:name="P14" style:family="paragraph" style:parent-style-name="Text_20_body">
      <style:paragraph-properties fo:text-align="justify" style:justify-single-word="false"/>
      <style:text-properties officeooo:rsid="0023ffc7" officeooo:paragraph-rsid="0023ffc7"/>
    </style:style>
    <style:style style:name="P15" style:family="paragraph" style:parent-style-name="Text_20_body">
      <style:paragraph-properties fo:text-align="justify" style:justify-single-word="false"/>
      <style:text-properties style:font-name="Liberation Serif1" fo:font-weight="normal" officeooo:rsid="0023ffc7" officeooo:paragraph-rsid="0023ffc7" style:font-weight-asian="normal" style:font-weight-complex="normal"/>
    </style:style>
    <style:style style:name="P16" style:family="paragraph" style:parent-style-name="Text_20_body">
      <style:paragraph-properties fo:text-align="justify" style:justify-single-word="false"/>
      <style:text-properties style:font-name="Liberation Serif1" fo:font-weight="normal" officeooo:rsid="00254e0e" officeooo:paragraph-rsid="00254e0e" style:font-weight-asian="normal" style:font-weight-complex="normal"/>
    </style:style>
    <style:style style:name="P17" style:family="paragraph" style:parent-style-name="Standard">
      <style:paragraph-properties fo:text-align="justify" style:justify-single-word="false"/>
      <style:text-properties officeooo:rsid="002dfc7a" officeooo:paragraph-rsid="002dfc7a"/>
    </style:style>
    <style:style style:name="P18" style:family="paragraph" style:parent-style-name="Text_20_body">
      <style:text-properties officeooo:rsid="0030d203" officeooo:paragraph-rsid="0030d203"/>
    </style:style>
    <style:style style:name="P19" style:family="paragraph" style:parent-style-name="Text_20_body">
      <style:text-properties officeooo:rsid="0032c537" officeooo:paragraph-rsid="0032c537"/>
    </style:style>
    <style:style style:name="P20" style:family="paragraph" style:parent-style-name="Heading_20_1">
      <style:paragraph-properties fo:text-align="justify" style:justify-single-word="false"/>
    </style:style>
    <style:style style:name="P21" style:family="paragraph" style:parent-style-name="Heading_20_1">
      <style:text-properties officeooo:rsid="0030d203" officeooo:paragraph-rsid="0030d203"/>
    </style:style>
    <style:style style:name="P22" style:family="paragraph" style:parent-style-name="Heading_20_2">
      <style:paragraph-properties fo:text-align="justify" style:justify-single-word="false"/>
    </style:style>
    <style:style style:name="P23" style:family="paragraph" style:parent-style-name="Heading_20_2">
      <style:paragraph-properties fo:text-align="justify" style:justify-single-word="false"/>
      <style:text-properties officeooo:paragraph-rsid="001fc3a2"/>
    </style:style>
    <style:style style:name="P24" style:family="paragraph" style:parent-style-name="Text_20_body">
      <style:paragraph-properties fo:text-align="justify" style:justify-single-word="false"/>
      <style:text-properties fo:font-weight="bold" officeooo:rsid="0023ffc7" officeooo:paragraph-rsid="0023ffc7" style:font-weight-asian="bold" style:font-weight-complex="bold"/>
    </style:style>
    <style:style style:name="P25" style:family="paragraph" style:parent-style-name="Text_20_body">
      <style:paragraph-properties fo:text-align="justify" style:justify-single-word="false"/>
      <style:text-properties fo:font-weight="bold" officeooo:rsid="00386dba" officeooo:paragraph-rsid="00386dba" style:font-weight-asian="bold" style:font-weight-complex="bold"/>
    </style:style>
    <style:style style:name="T1" style:family="text">
      <style:text-properties officeooo:rsid="001fc3a2"/>
    </style:style>
    <style:style style:name="T2" style:family="text">
      <style:text-properties fo:font-weight="bold" style:font-weight-asian="bold" style:font-weight-complex="bold"/>
    </style:style>
    <style:style style:name="T3" style:family="text">
      <style:text-properties officeooo:rsid="00225aef"/>
    </style:style>
    <style:style style:name="T4" style:family="text">
      <style:text-properties officeooo:rsid="0023ffc7"/>
    </style:style>
    <style:style style:name="T5" style:family="text">
      <style:text-properties fo:font-weight="normal" style:font-weight-asian="normal" style:font-weight-complex="normal"/>
    </style:style>
    <style:style style:name="T6" style:family="text">
      <style:text-properties style:font-name="Liberation Serif1" fo:font-weight="normal" style:font-weight-asian="normal" style:font-weight-complex="normal"/>
    </style:style>
    <style:style style:name="T7" style:family="text">
      <style:text-properties style:font-name="Liberation Serif1" fo:font-weight="normal" officeooo:rsid="00262c16" style:font-weight-asian="normal" style:font-weight-complex="normal"/>
    </style:style>
    <style:style style:name="T8" style:family="text">
      <style:text-properties style:font-name="Liberation Serif1" fo:font-weight="normal" officeooo:rsid="003969e3" style:font-weight-asian="normal" style:font-weight-complex="normal"/>
    </style:style>
    <style:style style:name="T9" style:family="text">
      <style:text-properties officeooo:rsid="00272ef2"/>
    </style:style>
    <style:style style:name="T10" style:family="text">
      <style:text-properties officeooo:rsid="002c5e6d"/>
    </style:style>
    <style:style style:name="T11" style:family="text">
      <style:text-properties officeooo:rsid="002d0d82"/>
    </style:style>
    <style:style style:name="T12" style:family="text">
      <style:text-properties officeooo:rsid="002d3fa9"/>
    </style:style>
    <style:style style:name="T13" style:family="text">
      <style:text-properties officeooo:rsid="002dfc7a"/>
    </style:style>
    <style:style style:name="T14" style:family="text">
      <style:text-properties officeooo:rsid="002f84de"/>
    </style:style>
    <style:style style:name="T15" style:family="text">
      <style:text-properties officeooo:rsid="0034ab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Observaciones sistema de evaluación:</text:h>
      <text:p text:style-name="P3"/>
      <text:p text:style-name="P3">En algunos criterios (ej, semáforo y choques) hay código que trata de "limpiar" la recolección de datos. Por ejemplo: Un timer para que los colliders no capturen mas de un choque si pasa muy poco tiempo para que no se confunda lo que nosotros consideramos un choque (el impacto con otro auto) con lo que Unity considera un choque (superposiciones en colliders). Básicamente, en un impacto con un auto nosotros consideraríamos un colisión, pero Unity considera muchas. En vez de tratar de solucionar esto en la captura, el capturador solamente debería loggear todo lo que pasa desde el punto de vista Unity, para que el código sea mas performante y sencillo. La limpieza de los datos la debería realizar el Presentador, no el Recolector.</text:p>
      <text:p text:style-name="P3"/>
      <text:p text:style-name="P3"/>
      <text:h text:style-name="P22" text:outline-level="2">------SEMÁFORO-----</text:h>
      <text:p text:style-name="P3">El semáforo cuenta el salteo de semáforo considerando que se saltea el semáforo si mas de la mitad de los colliders del vehículo se pasaron por el collider del semáforo. Esto no es confiable, un vehículo que tenga 3 colliders para el paragolpe y uno para el resto del vehículo va a "pasarse" del semáforo si el paragolpe esta un poco adelantado en la senda peatonal, desde el punto de vista de este criterio. Manejar los limites con colliders no es una buena idea.</text:p>
      <text:p text:style-name="P3">Una alternativa podría ser la siguiente: Al vehículo se le agregan dos Transforms que indiquen los limites delanteros y traseros del vehículo. La acción del criterio se sigue disparando por el OnTriggerEnter, ya que si se va a pasar del semáforo este método obligatoriamente sera invocado. En caso de que se invoque este método y que la razón sea la interacción con un collider de semáforo, se obtendrá la posición del centro del collider del semáforo y se comparara con los transforms que indican los limites del vehículo. </text:p>
      <text:p text:style-name="P3"/>
      <text:p text:style-name="P5">Alternativa 1:</text:p>
      <text:p text:style-name="P3">Dentro del OnTriggerEnter <text:span text:style-name="T1">s</text:span>i el collider del semáforo esta dentro de los limites, se indicara que el <text:span text:style-name="T1">v</text:span>ehículo esta parado muy adelante. Si el collider del semáforo esta atrás del transform con el limite trasero, se indicara que se paso el semáforo. Esto se invoca muchas veces por segundo, entonces se limpia después con el presentador </text:p>
      <text:p text:style-name="P3"/>
      <text:p text:style-name="P5">Alternativa 2:</text:p>
      <text:p text:style-name="P3">Dentro del OnTriggerEnter, se guarda la posición del Collider del semáforo y se testea un flan "EnSemaforo".</text:p>
      <text:p text:style-name="P3"/>
      <text:p text:style-name="P1">2 segundos después, se comparan los limites con la posición guardada para ver si el trainee se paso del semáforo.</text:p>
      <text:p text:style-name="P3"/>
      <text:p text:style-name="P3">Se resetea el flag EnSemaforo.</text:p>
      <text:p text:style-name="P3"/>
      <text:p text:style-name="P3">En el OnTriggerEnter, se revisa al principio del método EnSemaforo. Si esta settado se retorna. De esta manera, la comprobación tiene un "cooldown" de 2 segundos, no importa cuantas veces se invoque OnTriggerEnter, solo se capturan interacciones con semáforos cada 2 segundos para no andar comparando muchas veces con el mismo semáforo.</text:p>
      <text:p text:style-name="P7"/>
      <text:p text:style-name="P3"/>
      <text:p text:style-name="P3"><text:span text:style-name="T2">Se elije la alternativa 2</text:span> por ser mas performante (captura cada menos tiempo) mas fácil de entender e implementar.</text:p>
      <text:p text:style-name="P3"/>
      <text:p text:style-name="P8"><text:soft-page-break/>Correccion: No tiene sentido la complicacion. <text:span text:style-name="T10">Por como esta codeada la luz amarillza en los semaforos, el Collider se activa 1 segundo antes de que el semaforo se ponga en rojo, y se desactiva un segundo despues de que se ponga verde. Entonces, simplemente hay que ver si cuando se dispara la colision el collider del semaforo, el centro del vehiculo esta lo suficientemente lejos como para que se acepte que paso en amarillo. Digamos, a unos </text:span><text:span text:style-name="T11">1</text:span><text:span text:style-name="T12">0 </text:span><text:span text:style-name="T10">metros, que </text:span><text:span text:style-name="T12">surgen de sumarle al</text:span><text:span text:style-name="T10"> ancho legal </text:span><text:span text:style-name="T12">minimo</text:span><text:span text:style-name="T10"> de una calzada en la Ciudad de Bs. As. </text:span><text:span text:style-name="T12">(5 metros) otros 5 metros para contar el espacio que se debe dejar a los peatones.</text:span></text:p>
      <text:p text:style-name="P9">P<text:span text:style-name="T13">ara que no cuente como saltarse el semaforo al hecho de frenar muy adelante, revisamos la velocidad del auto. Si es baja (&lt;15kmh) probablemente solo se adelanto un poco.</text:span></text:p>
      <text:p text:style-name="P3"/>
      <text:p text:style-name="P17">Esto no sirve si se manda en contramano, por mas de que no haya semaforo desde ese lado, va atocar el collider del semaforo del lado opuesto. Para solucionar esto habria que agregarle una nocion de orientacion a los colliders y rehaer el criterio, no se considera que valga la pena ya que si pasa en contramano el semaforo es poco importante.</text:p>
      <text:h text:style-name="P22" text:outline-level="2">---FIN SEMÁFORO-----</text:h>
      <text:p text:style-name="P3"/>
      <text:h text:style-name="P22" text:outline-level="2">----CONSUMO NAFTA----</text:h>
      <text:p text:style-name="P3">Nada que corregir</text:p>
      <text:h text:style-name="P22" text:outline-level="2">---FIN CONSUMO NAFTA----</text:h>
      <text:p text:style-name="P3"/>
      <text:h text:style-name="P22" text:outline-level="2">---TIEMPO---</text:h>
      <text:p text:style-name="P3">Nada que corregir</text:p>
      <text:h text:style-name="P22" text:outline-level="2">---FIN TIEMPO---</text:h>
      <text:p text:style-name="P3"/>
      <text:p text:style-name="P3"/>
      <text:h text:style-name="P22" text:outline-level="2">---EVITAR ACCIDENTES---</text:h>
      <text:p text:style-name="P11">Actualmente solo recolecta la cantidad de colisiones y no los momentos en los que estas se produjeron.</text:p>
      <text:p text:style-name="P11">Para que no reporte mas de una colisión (lo que Unity cuenta como colisión) en un mismo “accidente”, se tiene un diccionario con los IDs de los vehículos golpeados y solo se registra una colisión por ID. <text:span text:style-name="T3">Con peatones no hay problema porque el collider de los peatones se desactiva con la primera colisión (ya que el peatón muere).</text:span></text:p>
      <text:p text:style-name="P11"/>
      <text:p text:style-name="P11">Primero, en vez de solo contar las colisiones, se deberían almacenar las colisiones y el momento en el cual ocurrieron. Un feedback visual se puede hacer en el OnCollisionEnter/OnTriggerEnter. (ej: OnTriggerEnter pinta una calavera para indicar que mato un peatón, o mejor dicho, levanta un Evento que otra clase podría usar para pintar esa calavera.</text:p>
      <text:p text:style-name="P12">Los IDs son una solución muy chancha. Tiene mas sentido simplemente capturar todas las colisiones, el objeto con el choco, y el timestamp. Luego en el presentador se ordena por <text:soft-page-break/>TimeStamp y si se registraron colisiones con el mismo objeto dentro de cierto intervalo, solo se considera la del primer TimeStamp. Esto permite que se pueda recolectar mas información que después podemos elegir como mostrar. </text:p>
      <text:h text:style-name="P22" text:outline-level="2">--FIN EVITAR ACCIDENTES----</text:h>
      <text:p text:style-name="P4"/>
      <text:h text:style-name="P23" text:outline-level="2">---<text:span text:style-name="T1">VELOCIDAD MÁXIMA</text:span>---</text:h>
      <text:p text:style-name="P13">Se considera el comienzo de la simulación como la primer llamada al Update del Criterio. Esto tiene sentido ya que el Criterio esta deshabilitado (y por lo tanto no se invoca su Update) hasta que no se spawnea el vehículo del trainee <text:span text:style-name="T14">al cual esta agregado el Criterio</text:span>. </text:p>
      <text:p text:style-name="P11">Hay cantidades de tiempo hardcodeadeas. Si se detecta un exceso de velocidad, se escribe en la consola y se esperan 10 segundos antes de revisar de nuevo. Mala idea.</text:p>
      <text:p text:style-name="P11">Es mejor que se haga un registro de los tiempos en los cuales se excedió la velocidad, por 2 razones. Primero, si siempre se esta revisando la velocidad entonces se puede indicar en tiempo real que hay un exceso (por ejemplo, haciendo sonar una alarma mientras esto ocurre). Segundo, da mas información tener los intervalos de tiempo en los cuales hubo un exceso (ej: entre el segundo 10 y 20 estaba excedido) que en decir ( a los 10 segundos se detecto un exceso. A los 20 se detecto un exceso...etc)</text:p>
      <text:h text:style-name="P23" text:outline-level="2">--<text:span text:style-name="T1">FIN VELOCIDAD MÁXIMA</text:span>----</text:h>
      <text:p text:style-name="P2"/>
      <text:h text:style-name="Heading_20_2" text:outline-level="2">Nu<text:span text:style-name="T4">evos criterios a agregar:</text:span></text:h>
      <text:p text:style-name="P14"><text:span text:style-name="T2">RPMs del motor</text:span>: registrar momentos con muchas RPM o muy pocas para saber si pasa mal los cambios, por ejemplo. El criterio debería revisar las RPM en cada frame (o en cada segundo, no es necesaria tanta granularidad) y tener un parámetro configurable que indique un rango de RPM aceptable, fuera del cual capturara las RPM actuales y el timestamp.</text:p>
      <text:p text:style-name="P6">Desaceleración brusca: <text:span text:style-name="T5">registrar momentos de frenados bruscos para indicar cuando una frenada puede ser peligrosa. Debe poder capturar los momentos en los cuales el conductor “clava el freno” (un umbral configurable de que tan brusco se puede frenar antes de que avise)</text:span></text:p>
      <text:p text:style-name="P6">Volantazos:<text:span text:style-name="T5"> registrar momentos en los que el trainee pega un volantazo, para avisar de maniobras potencialmente peligrosas. Umbral configurable de ( </text:span><text:span text:style-name="T6">ΔanguloVolante/Δtiempo), si se excede ese umbral se considera un volantazo y se notifica junto con el timestamp.</text:span></text:p>
      <text:p text:style-name="P25"><text:span text:style-name="T6">El angulo del volante es complicado, porque depende del modelo de volante. En vez de angulo se usa “grado de doblaje” que va de -1</text:span><text:span text:style-name="T8">0000</text:span><text:span text:style-name="T6"> para “maximo giro a la izquierda” a 1</text:span><text:span text:style-name="T8">0000</text:span><text:span text:style-name="T6"> para “maximo giro a la derecha”. En todo caso se agrega un conversor de “angulo de volante” a esta medida luego.</text:span></text:p>
      <text:p text:style-name="P15"/>
      <text:p text:style-name="P15"/>
      <text:h text:style-name="Heading_20_2" text:outline-level="2"><text:soft-page-break/>S<text:span text:style-name="T9">obre la forma en la que se activan los criterios</text:span></text:h>
      <text:p text:style-name="P10"><text:span text:style-name="T6">Actualmente, los criterios se activan cuando comienza un ejercicio. En la versión actual del simulador, los ejercicios son iniciados por la consola del instructor, que es una segunda instancia del simulador que se conecta con una instancia corriendo en modo Trainee y ejecuta un método remoto en la instancia Trainee que activa los criterios y mueve a la ambulancia al lugar de comienzo del ejercicio. En la nueva versión del simulador, orientado a microtraining, el control no tiene porque ser remoto. Debería haber un menú “local” en el simulador del Trainee que permita activar/desactivar criterios independientemente de si hay un ejercicio o no. Luego, cuando confeccionemos las situaciones de entrenamiento y el editor de ejercicios, se podrá seleccionar un </text:span><text:span text:style-name="T7">preset</text:span><text:span text:style-name="T6"> con los criterios a configurar. Lo importante es que, en esta instancia, se debe poder realizar el menú para que se puedan agregar criterios localmente, ya que el remoto es incomodo de usar.</text:span></text:p>
      <text:p text:style-name="P16"/>
      <text:h text:style-name="Heading_20_1" text:outline-level="1">------------------------------------------------------------------------------------------------------------------------</text:h>
      <text:h text:style-name="P21" text:outline-level="1">Cambios que hacer al diseño</text:h>
      <text:p text:style-name="P18">En vez de que cada criterio tenga un metodo “Presentar” que muestre los datos de cierta manera. deberian tener un metodo para volcar los datos recolectados a un repositorio. Luego se deberia hacer un Presentador que use Model View Controller para permitir distintas vistas sobre los datos recolectados.</text:p>
      <text:p text:style-name="P19">Por ahora, en la interfaz ICriterio se define el metodo “ObtenerDatosEvaluacion” con tipo de void que toma un parametro <text:span text:style-name="T15">por referencia de</text:span> “DatosEvaluacion”. Esta clase “DatosEvaluacion” es la que sabe como guardar los datos de los distintos tipos de criterios y proveera una interfaz para recuperarlos. <text:span text:style-name="T15">En los metodos ObtenerDatosEvaluacion cada Criterio recibira el DatosEvaluacion donde guardar los datos y asignara el campo en DatosEvaluacion correspondiente a ese criteri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30T19:18:34.935000000</meta:creation-date>
    <dc:date>2022-05-03T23:39:01.729000000</dc:date>
    <meta:editing-duration>PT8H21M46S</meta:editing-duration>
    <meta:editing-cycles>13</meta:editing-cycles>
    <meta:generator>LibreOffice/7.2.6.2$Windows_X86_64 LibreOffice_project/b0ec3a565991f7569a5a7f5d24fed7f52653d754</meta:generator>
    <meta:document-statistic meta:table-count="0" meta:image-count="0" meta:object-count="0" meta:page-count="4" meta:paragraph-count="45" meta:word-count="1561" meta:character-count="9448" meta:non-whitespace-character-count="7938"/>
  </office:meta>
</office:document-meta>
</file>